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>
      <style:text-properties fo:font-style="italic" style:font-style-asian="italic" style:font-style-complex="italic"/>
    </style:style>
    <style:style style:name="T9_98" style:family="text">
      <style:text-properties fo:font-style="italic" style:font-style-asian="italic" style:font-style-complex="italic"/>
    </style:style>
    <style:style style:name="T9_99" style:family="text">
      <style:text-properties fo:font-style="italic" style:font-style-asian="italic" style:font-style-complex="italic"/>
    </style:style>
    <style:style style:name="T9_100" style:family="text">
      <style:text-properties fo:font-style="italic" style:font-style-asian="italic" style:font-style-complex="italic"/>
    </style:style>
    <style:style style:name="T9_101" style:family="text">
      <style:text-properties fo:font-style="italic" style:font-style-asian="italic" style:font-style-complex="italic"/>
    </style:style>
    <style:style style:name="T9_102" style:family="text">
      <style:text-properties fo:font-style="italic" style:font-style-asian="italic" style:font-style-complex="italic"/>
    </style:style>
    <style:style style:name="T9_103" style:family="text">
      <style:text-properties fo:font-style="italic" style:font-style-asian="italic" style:font-style-complex="italic"/>
    </style:style>
    <style:style style:name="T9_104" style:family="text">
      <style:text-properties fo:font-style="italic" style:font-style-asian="italic" style:font-style-complex="italic"/>
    </style:style>
    <style:style style:name="T9_105" style:family="text">
      <style:text-properties fo:font-style="italic" style:font-style-asian="italic" style:font-style-complex="italic"/>
    </style:style>
    <style:style style:name="T9_106" style:family="text">
      <style:text-properties fo:font-style="italic" style:font-style-asian="italic" style:font-style-complex="italic"/>
    </style:style>
    <style:style style:name="T9_107" style:family="text">
      <style:text-properties fo:font-style="italic" style:font-style-asian="italic" style:font-style-complex="italic"/>
    </style:style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>
      <style:text-properties fo:font-style="italic" style:font-style-asian="italic" style:font-style-complex="italic"/>
    </style:style>
    <style:style style:name="T39_46" style:family="text">
      <style:text-properties fo:font-style="italic" style:font-style-asian="italic" style:font-style-complex="italic"/>
    </style:style>
    <style:style style:name="T39_47" style:family="text">
      <style:text-properties fo:font-style="italic" style:font-style-asian="italic" style:font-style-complex="italic"/>
    </style:style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>
      <style:text-properties fo:font-style="italic" style:font-style-asian="italic" style:font-style-complex="italic"/>
    </style:style>
    <style:style style:name="T48_28" style:family="text">
      <style:text-properties fo:font-style="italic" style:font-style-asian="italic" style:font-style-complex="italic"/>
    </style:style>
    <style:style style:name="T48_29" style:family="text">
      <style:text-properties fo:font-style="italic" style:font-style-asian="italic" style:font-style-complex="italic"/>
    </style:style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</office:automatic-styles>
  <office:body>
    <office:text>
      <text:p text:style-name="P1"><text:span text:style-name="T1_1">Up</text:span><text:span text:style-name="T1_2"><text:s/></text:span><text:span text:style-name="T1_3">to</text:span><text:span text:style-name="T1_4"><text:s/></text:span><text:span text:style-name="T1_5">this</text:span><text:span text:style-name="T1_6"><text:s/></text:span><text:span text:style-name="T1_7">point</text:span><text:span text:style-name="T1_8">,<text:s/></text:span><text:span text:style-name="T1_9">we</text:span><text:span text:style-name="T1_10"><text:s/></text:span><text:span text:style-name="T1_11">have</text:span><text:span text:style-name="T1_12"><text:s/></text:span><text:span text:style-name="T1_13">only</text:span><text:span text:style-name="T1_14"><text:s/></text:span><text:span text:style-name="T1_15">discussed</text:span><text:span text:style-name="T1_16"><text:s/></text:span><text:span text:style-name="T1_17">variables</text:span><text:span text:style-name="T1_18"><text:s/></text:span><text:span text:style-name="T1_19">that</text:span><text:span text:style-name="T1_20"><text:s/></text:span><text:span text:style-name="T1_21">are</text:span><text:span text:style-name="T1_22"><text:s/></text:span><text:span text:style-name="T1_23">set</text:span><text:span text:style-name="T1_24"><text:s/></text:span><text:span text:style-name="T1_25">up</text:span><text:span text:style-name="T1_26"><text:s/></text:span><text:span text:style-name="T1_27">at</text:span><text:span text:style-name="T1_28"><text:s/></text:span><text:span text:style-name="T1_29">compile</text:span><text:span text:style-name="T1_30"><text:s/></text:span><text:span text:style-name="T1_31">time</text:span><text:span text:style-name="T1_32">.<text:s/></text:span><text:span text:style-name="T1_33">Allocating</text:span><text:span text:style-name="T1_34"><text:s/></text:span><text:span text:style-name="T1_35">space</text:span><text:span text:style-name="T1_36"><text:s/></text:span><text:span text:style-name="T1_37">for</text:span><text:span text:style-name="T1_38"><text:s/></text:span><text:span text:style-name="T1_39">variables</text:span><text:span text:style-name="T1_40"><text:s/></text:span><text:span text:style-name="T1_41">at</text:span><text:span text:style-name="T1_42"><text:s/></text:span><text:span text:style-name="T1_43">compile</text:span><text:span text:style-name="T1_44"><text:s/></text:span><text:span text:style-name="T1_45">time</text:span><text:span text:style-name="T1_46"><text:s/></text:span><text:span text:style-name="T1_47">is</text:span><text:span text:style-name="T1_48"><text:s/></text:span><text:span text:style-name="T1_49">adequate</text:span><text:span text:style-name="T1_50"><text:s/></text:span><text:span text:style-name="T1_51">in</text:span><text:span text:style-name="T1_52"><text:s/></text:span><text:span text:style-name="T1_53">many</text:span><text:span text:style-name="T1_54"><text:s/></text:span><text:span text:style-name="T1_55">cases</text:span><text:span text:style-name="T1_56">,<text:s/></text:span><text:span text:style-name="T1_57">but</text:span><text:span text:style-name="T1_58"><text:s/></text:span><text:span text:style-name="T1_59">occasionally</text:span><text:span text:style-name="T1_60">,<text:s/></text:span><text:span text:style-name="T1_61">a</text:span><text:span text:style-name="T1_62"><text:s/></text:span><text:span text:style-name="T1_63">program</text:span><text:span text:style-name="T1_64"><text:s/></text:span><text:span text:style-name="T1_65">will</text:span><text:span text:style-name="T1_66"><text:s/></text:span><text:span text:style-name="T1_67">need</text:span><text:span text:style-name="T1_68"><text:s/></text:span><text:span text:style-name="T1_69">to</text:span><text:span text:style-name="T1_70"><text:s/></text:span><text:span text:style-name="T1_71">allocate</text:span><text:span text:style-name="T1_72"><text:s/></text:span><text:span text:style-name="T1_73">space</text:span><text:span text:style-name="T1_74"><text:s/></text:span><text:span text:style-name="T1_75">for</text:span><text:span text:style-name="T1_76"><text:s/></text:span><text:span text:style-name="T1_77">data</text:span><text:span text:style-name="T1_78"><text:s/></text:span><text:span text:style-name="T1_79">in</text:span><text:span text:style-name="T1_80"><text:s/></text:span><text:span text:style-name="T1_81">memory</text:span><text:span text:style-name="T1_82"><text:s/></text:span><text:span text:style-name="T1_83">while</text:span><text:span text:style-name="T1_84"><text:s/></text:span><text:span text:style-name="T1_85">it</text:span><text:span text:style-name="T1_86"><text:s/></text:span><text:span text:style-name="T1_87">is</text:span><text:span text:style-name="T1_88"><text:s/></text:span><text:span text:style-name="T1_89">running</text:span><text:span text:style-name="T1_90">.<text:s/></text:span><text:span text:style-name="T1_91">Consider</text:span><text:span text:style-name="T1_92"><text:s/></text:span><text:span text:style-name="T1_93">the</text:span><text:span text:style-name="T1_94"><text:s/></text:span><text:span text:style-name="T1_95">following</text:span><text:span text:style-name="T1_96"><text:s/></text:span><text:span text:style-name="T1_97">code</text:span><text:span text:style-name="T1_98">:</text:span></text:p>
      <text:p text:style-name="P2"/>
      <text:p text:style-name="P3"><text:span text:style-name="T3_1">int</text:span><text:span text:style-name="T3_2"><text:s/></text:span><text:span text:style-name="T3_3">arraySize</text:span><text:span text:style-name="T3_4">;</text:span></text:p>
      <text:p text:style-name="P4"><text:span text:style-name="T4_1">std</text:span><text:span text:style-name="T4_2">::</text:span><text:span text:style-name="T4_3">cout</text:span><text:span text:style-name="T4_4"><text:s/>&lt;&lt;<text:s/>“</text:span><text:span text:style-name="T4_5">Enter</text:span><text:span text:style-name="T4_6"><text:s/></text:span><text:span text:style-name="T4_7">the</text:span><text:span text:style-name="T4_8"><text:s/></text:span><text:span text:style-name="T4_9">number</text:span><text:span text:style-name="T4_10"><text:s/></text:span><text:span text:style-name="T4_11">of</text:span><text:span text:style-name="T4_12"><text:s/></text:span><text:span text:style-name="T4_13">elements</text:span><text:span text:style-name="T4_14"><text:s/></text:span><text:span text:style-name="T4_15">you</text:span><text:span text:style-name="T4_16"><text:s/></text:span><text:span text:style-name="T4_17">want</text:span><text:span text:style-name="T4_18"><text:s/></text:span><text:span text:style-name="T4_19">in</text:span><text:span text:style-name="T4_20"><text:s/></text:span><text:span text:style-name="T4_21">the</text:span><text:span text:style-name="T4_22"><text:s/></text:span><text:span text:style-name="T4_23">array</text:span><text:span text:style-name="T4_24">:<text:s/>“;</text:span></text:p>
      <text:p text:style-name="P5"><text:span text:style-name="T5_1">std</text:span><text:span text:style-name="T5_2">::</text:span><text:span text:style-name="T5_3">cin</text:span><text:span text:style-name="T5_4"><text:s/>&gt;&gt;<text:s/></text:span><text:span text:style-name="T5_5">arraySize</text:span><text:span text:style-name="T5_6">;</text:span></text:p>
      <text:p text:style-name="P6"><text:span text:style-name="T6_1">int</text:span><text:span text:style-name="T6_2"><text:s/></text:span><text:span text:style-name="T6_3">myArray</text:span><text:span text:style-name="T6_4">[</text:span><text:span text:style-name="T6_5">arraySize</text:span><text:span text:style-name="T6_6">];<text:s/>//<text:s/></text:span><text:span text:style-name="T6_7">We</text:span><text:span text:style-name="T6_8"><text:s/></text:span><text:span text:style-name="T6_9">want</text:span><text:span text:style-name="T6_10"><text:s/></text:span><text:span text:style-name="T6_11">to</text:span><text:span text:style-name="T6_12"><text:s/></text:span><text:span text:style-name="T6_13">create</text:span><text:span text:style-name="T6_14"><text:s/></text:span><text:span text:style-name="T6_15">an</text:span><text:span text:style-name="T6_16"><text:s/></text:span><text:span text:style-name="T6_17">array</text:span><text:span text:style-name="T6_18"><text:s/></text:span><text:span text:style-name="T6_19">with</text:span><text:span text:style-name="T6_20"><text:s/></text:span><text:span text:style-name="T6_21">arraySize</text:span><text:span text:style-name="T6_22"><text:s/></text:span><text:span text:style-name="T6_23">elements</text:span></text:p>
      <text:p text:style-name="P7"><text:span text:style-name="T7_1">//<text:s/></text:span><text:span text:style-name="T7_2">SYNTAX</text:span><text:span text:style-name="T7_3"><text:s/></text:span><text:span text:style-name="T7_4">ERROR</text:span><text:span text:style-name="T7_5">!</text:span></text:p>
      <text:p text:style-name="P8"/>
      <text:p text:style-name="P9"><text:span text:style-name="T9_1">In</text:span><text:span text:style-name="T9_2"><text:s/></text:span><text:span text:style-name="T9_3">order</text:span><text:span text:style-name="T9_4"><text:s/></text:span><text:span text:style-name="T9_5">to</text:span><text:span text:style-name="T9_6"><text:s/></text:span><text:span text:style-name="T9_7">allocate</text:span><text:span text:style-name="T9_8"><text:s/></text:span><text:span text:style-name="T9_9">the</text:span><text:span text:style-name="T9_10"><text:s/></text:span><text:span text:style-name="T9_11">space</text:span><text:span text:style-name="T9_12"><text:s/></text:span><text:span text:style-name="T9_13">for</text:span><text:span text:style-name="T9_14"><text:s/></text:span><text:span text:style-name="T9_15">myArray</text:span><text:span text:style-name="T9_16">,<text:s/></text:span><text:span text:style-name="T9_17">the</text:span><text:span text:style-name="T9_18"><text:s/></text:span><text:span text:style-name="T9_19">compiler</text:span><text:span text:style-name="T9_20"><text:s/></text:span><text:span text:style-name="T9_21">needs</text:span><text:span text:style-name="T9_22"><text:s/></text:span><text:span text:style-name="T9_23">to</text:span><text:span text:style-name="T9_24"><text:s/></text:span><text:span text:style-name="T9_25">know</text:span><text:span text:style-name="T9_26"><text:s/></text:span><text:span text:style-name="T9_27">how</text:span><text:span text:style-name="T9_28"><text:s/></text:span><text:span text:style-name="T9_29">many</text:span><text:span text:style-name="T9_30"><text:s/></text:span><text:span text:style-name="T9_31">elements</text:span><text:span text:style-name="T9_32"><text:s/></text:span><text:span text:style-name="T9_33">make</text:span><text:span text:style-name="T9_34"><text:s/></text:span><text:span text:style-name="T9_35">up</text:span><text:span text:style-name="T9_36"><text:s/></text:span><text:span text:style-name="T9_37">the</text:span><text:span text:style-name="T9_38"><text:s/></text:span><text:span text:style-name="T9_39">array</text:span><text:span text:style-name="T9_40"><text:s/></text:span><text:span text:style-name="T9_41">so</text:span><text:span text:style-name="T9_42"><text:s/></text:span><text:span text:style-name="T9_43">that</text:span><text:span text:style-name="T9_44"><text:s/></text:span><text:span text:style-name="T9_45">there</text:span><text:span text:style-name="T9_46"><text:s/></text:span><text:span text:style-name="T9_47">is</text:span><text:span text:style-name="T9_48"><text:s/></text:span><text:span text:style-name="T9_49">enough</text:span><text:span text:style-name="T9_50"><text:s/></text:span><text:span text:style-name="T9_51">room</text:span><text:span text:style-name="T9_52"><text:s/></text:span><text:span text:style-name="T9_53">in</text:span><text:span text:style-name="T9_54"><text:s/></text:span><text:span text:style-name="T9_55">memory</text:span><text:span text:style-name="T9_56"><text:s/></text:span><text:span text:style-name="T9_57">to</text:span><text:span text:style-name="T9_58"><text:s/></text:span><text:span text:style-name="T9_59">accommodate</text:span><text:span text:style-name="T9_60"><text:s/></text:span><text:span text:style-name="T9_61">the</text:span><text:span text:style-name="T9_62"><text:s/></text:span><text:span text:style-name="T9_63">array</text:span><text:span text:style-name="T9_64">.<text:s/></text:span><text:span text:style-name="T9_65">Unfortunately</text:span><text:span text:style-name="T9_66">,<text:s/></text:span><text:span text:style-name="T9_67">the</text:span><text:span text:style-name="T9_68"><text:s/></text:span><text:span text:style-name="T9_69">value</text:span><text:span text:style-name="T9_70"><text:s/></text:span><text:span text:style-name="T9_71">of</text:span><text:span text:style-name="T9_72"><text:s/></text:span><text:span text:style-name="T9_73">arraySize</text:span><text:span text:style-name="T9_74"><text:s/></text:span><text:span text:style-name="T9_75">is</text:span><text:span text:style-name="T9_76"><text:s/></text:span><text:span text:style-name="T9_77">not</text:span><text:span text:style-name="T9_78"><text:s/></text:span><text:span text:style-name="T9_79">known</text:span><text:span text:style-name="T9_80"><text:s/></text:span><text:span text:style-name="T9_81">until</text:span><text:span text:style-name="T9_82"><text:s/></text:span><text:span text:style-name="T9_83">the</text:span><text:span text:style-name="T9_84"><text:s/></text:span><text:span text:style-name="T9_85">user</text:span><text:span text:style-name="T9_86"><text:s/></text:span><text:span text:style-name="T9_87">enters</text:span><text:span text:style-name="T9_88"><text:s/></text:span><text:span text:style-name="T9_89">something</text:span><text:span text:style-name="T9_90"><text:s/></text:span><text:span text:style-name="T9_91">on</text:span><text:span text:style-name="T9_92"><text:s/></text:span><text:span text:style-name="T9_93">the</text:span><text:span text:style-name="T9_94"><text:s/></text:span><text:span text:style-name="T9_95">keyboard</text:span><text:span text:style-name="T9_96"><text:s/></text:span><text:span text:style-name="T9_97">after</text:span><text:span text:style-name="T9_98"><text:s/></text:span><text:span text:style-name="T9_99">the</text:span><text:span text:style-name="T9_100"><text:s/></text:span><text:span text:style-name="T9_101">program</text:span><text:span text:style-name="T9_102"><text:s/></text:span><text:span text:style-name="T9_103">has</text:span><text:span text:style-name="T9_104"><text:s/></text:span><text:span text:style-name="T9_105">started</text:span><text:span text:style-name="T9_106"><text:s/></text:span><text:span text:style-name="T9_107">running</text:span><text:span text:style-name="T9_108"><text:s/></text:span><text:span text:style-name="T9_109">and</text:span><text:span text:style-name="T9_110"><text:s/></text:span><text:span text:style-name="T9_111">the</text:span><text:span text:style-name="T9_112"><text:s/></text:span><text:span text:style-name="T9_113">compiler</text:span><text:span text:style-name="T9_114"><text:s/></text:span><text:span text:style-name="T9_115">returns</text:span><text:span text:style-name="T9_116"><text:s/></text:span><text:span text:style-name="T9_117">a</text:span><text:span text:style-name="T9_118"><text:s/></text:span><text:span text:style-name="T9_119">syntax</text:span><text:span text:style-name="T9_120"><text:s/></text:span><text:span text:style-name="T9_121">error</text:span><text:span text:style-name="T9_122">.<text:s/></text:span><text:span text:style-name="T9_123">In</text:span><text:span text:style-name="T9_124"><text:s/></text:span><text:span text:style-name="T9_125">C</text:span><text:span text:style-name="T9_126">++,<text:s/></text:span><text:span text:style-name="T9_127">pointers</text:span><text:span text:style-name="T9_128"><text:s/></text:span><text:span text:style-name="T9_129">are</text:span><text:span text:style-name="T9_130"><text:s/></text:span><text:span text:style-name="T9_131">used</text:span><text:span text:style-name="T9_132"><text:s/></text:span><text:span text:style-name="T9_133">to</text:span><text:span text:style-name="T9_134"><text:s/></text:span><text:span text:style-name="T9_135">keep</text:span><text:span text:style-name="T9_136"><text:s/></text:span><text:span text:style-name="T9_137">track</text:span><text:span text:style-name="T9_138"><text:s/></text:span><text:span text:style-name="T9_139">of</text:span><text:span text:style-name="T9_140"><text:s/></text:span><text:span text:style-name="T9_141">dynamically</text:span><text:span text:style-name="T9_142">-</text:span><text:span text:style-name="T9_143">allocated</text:span><text:span text:style-name="T9_144"><text:s/></text:span><text:span text:style-name="T9_145">data</text:span><text:span text:style-name="T9_146">.<text:s/></text:span></text:p>
      <text:p text:style-name="P10"/>
      <text:p text:style-name="P11"><text:span text:style-name="T11_1">float</text:span><text:span text:style-name="T11_2"><text:s/>*</text:span><text:span text:style-name="T11_3">fPtr</text:span><text:span text:style-name="T11_4"><text:s/>=<text:s/></text:span><text:span text:style-name="T11_5">NULL</text:span><text:span text:style-name="T11_6">;<text:s/>//<text:s/>(1)<text:s/></text:span><text:span text:style-name="T11_7">Declare</text:span><text:span text:style-name="T11_8"><text:s/></text:span><text:span text:style-name="T11_9">a</text:span><text:span text:style-name="T11_10"><text:s/></text:span><text:span text:style-name="T11_11">pointer</text:span><text:span text:style-name="T11_12"><text:s/></text:span><text:span text:style-name="T11_13">to</text:span><text:span text:style-name="T11_14"><text:s/></text:span><text:span text:style-name="T11_15">a</text:span><text:span text:style-name="T11_16"><text:s/></text:span><text:span text:style-name="T11_17">float</text:span><text:span text:style-name="T11_18">,<text:s/></text:span><text:span text:style-name="T11_19">which</text:span><text:span text:style-name="T11_20"><text:s/></text:span><text:span text:style-name="T11_21">currently</text:span><text:span text:style-name="T11_22"><text:s/></text:span><text:span text:style-name="T11_23">points</text:span><text:span text:style-name="T11_24"><text:s/></text:span><text:span text:style-name="T11_25">nowhere</text:span></text:p>
      <text:p text:style-name="P12"/>
      <text:p text:style-name="P13"><text:span text:style-name="T13_1">In</text:span><text:span text:style-name="T13_2"><text:s/></text:span><text:span text:style-name="T13_3">order</text:span><text:span text:style-name="T13_4"><text:s/></text:span><text:span text:style-name="T13_5">to</text:span><text:span text:style-name="T13_6"><text:s/></text:span><text:span text:style-name="T13_7">dynamically</text:span><text:span text:style-name="T13_8"><text:s/></text:span><text:span text:style-name="T13_9">allocate</text:span><text:span text:style-name="T13_10"><text:s/></text:span><text:span text:style-name="T13_11">an</text:span><text:span text:style-name="T13_12"><text:s/></text:span><text:span text:style-name="T13_13">object</text:span><text:span text:style-name="T13_14"><text:s/></text:span><text:span text:style-name="T13_15">of</text:span><text:span text:style-name="T13_16"><text:s/></text:span><text:span text:style-name="T13_17">type</text:span><text:span text:style-name="T13_18"><text:s/></text:span><text:span text:style-name="T13_19">float</text:span><text:span text:style-name="T13_20">,<text:s/></text:span><text:span text:style-name="T13_21">we</text:span><text:span text:style-name="T13_22"><text:s/></text:span><text:span text:style-name="T13_23">use</text:span><text:span text:style-name="T13_24"><text:s/></text:span><text:span text:style-name="T13_25">the</text:span><text:span text:style-name="T13_26"><text:s/></text:span><text:span text:style-name="T13_27">new</text:span><text:span text:style-name="T13_28"><text:s/></text:span><text:span text:style-name="T13_29">operator</text:span><text:span text:style-name="T13_30">:</text:span></text:p>
      <text:p text:style-name="P14"/>
      <text:p text:style-name="P15"><text:span text:style-name="T15_1">fPtr</text:span><text:span text:style-name="T15_2"><text:s/>=<text:s/></text:span><text:span text:style-name="T15_3">new</text:span><text:span text:style-name="T15_4"><text:s/></text:span><text:span text:style-name="T15_5">float</text:span><text:span text:style-name="T15_6">;<text:s/>//<text:s/>(2)</text:span></text:p>
      <text:p text:style-name="P16"/>
      <text:p text:style-name="P17"><text:span text:style-name="T17_1">[</text:span><text:span text:style-name="T17_2">new</text:span><text:span text:style-name="T17_3">_</text:span><text:span text:style-name="T17_4">operator</text:span><text:span text:style-name="T17_5">_</text:span><text:span text:style-name="T17_6">diagram</text:span><text:span text:style-name="T17_7">_1]</text:span></text:p>
      <text:p text:style-name="P18"/>
      <text:p text:style-name="P19"><text:span text:style-name="T19_1">The</text:span><text:span text:style-name="T19_2"><text:s/></text:span><text:span text:style-name="T19_3">created</text:span><text:span text:style-name="T19_4"><text:s/></text:span><text:span text:style-name="T19_5">object</text:span><text:span text:style-name="T19_6"><text:s/></text:span><text:span text:style-name="T19_7">of</text:span><text:span text:style-name="T19_8"><text:s/></text:span><text:span text:style-name="T19_9">type</text:span><text:span text:style-name="T19_10"><text:s/></text:span><text:span text:style-name="T19_11">float</text:span><text:span text:style-name="T19_12"><text:s/></text:span><text:span text:style-name="T19_13">does</text:span><text:span text:style-name="T19_14"><text:s/></text:span><text:span text:style-name="T19_15">not</text:span><text:span text:style-name="T19_16"><text:s/></text:span><text:span text:style-name="T19_17">have</text:span><text:span text:style-name="T19_18"><text:s/></text:span><text:span text:style-name="T19_19">a</text:span><text:span text:style-name="T19_20"><text:s/></text:span><text:span text:style-name="T19_21">name</text:span><text:span text:style-name="T19_22">,<text:s/></text:span><text:span text:style-name="T19_23">so</text:span><text:span text:style-name="T19_24"><text:s/></text:span><text:span text:style-name="T19_25">the</text:span><text:span text:style-name="T19_26"><text:s/></text:span><text:span text:style-name="T19_27">new</text:span><text:span text:style-name="T19_28"><text:s/></text:span><text:span text:style-name="T19_29">operator</text:span><text:span text:style-name="T19_30"><text:s/></text:span><text:span text:style-name="T19_31">returns</text:span><text:span text:style-name="T19_32"><text:s/></text:span><text:span text:style-name="T19_33">a</text:span><text:span text:style-name="T19_34"><text:s/></text:span><text:span text:style-name="T19_35">float</text:span><text:span text:style-name="T19_36">*,<text:s/></text:span><text:span text:style-name="T19_37">which</text:span><text:span text:style-name="T19_38"><text:s/></text:span><text:span text:style-name="T19_39">is</text:span><text:span text:style-name="T19_40"><text:s/></text:span><text:span text:style-name="T19_41">stored</text:span><text:span text:style-name="T19_42"><text:s/></text:span><text:span text:style-name="T19_43">in</text:span><text:span text:style-name="T19_44"><text:s/></text:span><text:span text:style-name="T19_45">fPtr</text:span><text:span text:style-name="T19_46">.<text:s/></text:span><text:span text:style-name="T19_47">We</text:span><text:span text:style-name="T19_48"><text:s/></text:span><text:span text:style-name="T19_49">use</text:span><text:span text:style-name="T19_50"><text:s/></text:span><text:span text:style-name="T19_51">the</text:span><text:span text:style-name="T19_52"><text:s/></text:span><text:span text:style-name="T19_53">dereference</text:span><text:span text:style-name="T19_54"><text:s/></text:span><text:span text:style-name="T19_55">operator</text:span><text:span text:style-name="T19_56"><text:s/></text:span><text:span text:style-name="T19_57">to</text:span><text:span text:style-name="T19_58"><text:s/></text:span><text:span text:style-name="T19_59">access</text:span><text:span text:style-name="T19_60"><text:s/></text:span><text:span text:style-name="T19_61">the</text:span><text:span text:style-name="T19_62"><text:s/></text:span><text:span text:style-name="T19_63">data</text:span><text:span text:style-name="T19_64">:</text:span></text:p>
      <text:p text:style-name="P20"/>
      <text:p text:style-name="P21"><text:span text:style-name="T21_1">*</text:span><text:span text:style-name="T21_2">fPtr</text:span><text:span text:style-name="T21_3"><text:s/>=<text:s/>2.2;<text:s/>//<text:s/>(3)<text:s/></text:span><text:span text:style-name="T21_4">Goes</text:span><text:span text:style-name="T21_5"><text:s/></text:span><text:span text:style-name="T21_6">to</text:span><text:span text:style-name="T21_7"><text:s/></text:span><text:span text:style-name="T21_8">the</text:span><text:span text:style-name="T21_9"><text:s/></text:span><text:span text:style-name="T21_10">address</text:span><text:span text:style-name="T21_11"><text:s/></text:span><text:span text:style-name="T21_12">at</text:span><text:span text:style-name="T21_13"><text:s/></text:span><text:span text:style-name="T21_14">fPtr</text:span><text:span text:style-name="T21_15"><text:s/></text:span><text:span text:style-name="T21_16">and</text:span><text:span text:style-name="T21_17"><text:s/></text:span><text:span text:style-name="T21_18">stores</text:span><text:span text:style-name="T21_19"><text:s/>2.2<text:s/></text:span><text:span text:style-name="T21_20">there</text:span></text:p>
      <text:p text:style-name="P22"><text:span text:style-name="T22_1">std</text:span><text:span text:style-name="T22_2">::</text:span><text:span text:style-name="T22_3">cout</text:span><text:span text:style-name="T22_4"><text:s/>&lt;&lt;<text:s/>“</text:span><text:span text:style-name="T22_5">Data</text:span><text:span text:style-name="T22_6"><text:s/></text:span><text:span text:style-name="T22_7">at</text:span><text:span text:style-name="T22_8"><text:s/>“<text:s/>&lt;&lt;<text:s/></text:span><text:span text:style-name="T22_9">fPtr</text:span><text:span text:style-name="T22_10"><text:s/>&lt;&lt;<text:s/>“:<text:s/>“<text:s/>&lt;&lt;<text:s/>*</text:span><text:span text:style-name="T22_11">fPtr</text:span><text:span text:style-name="T22_12"><text:s/>&lt;&lt;<text:s/></text:span><text:span text:style-name="T22_13">std</text:span><text:span text:style-name="T22_14">::</text:span><text:span text:style-name="T22_15">endl</text:span><text:span text:style-name="T22_16">;</text:span></text:p>
      <text:p text:style-name="P23"><text:span text:style-name="T23_1">//<text:s/></text:span><text:span text:style-name="T23_2">This</text:span><text:span text:style-name="T23_3"><text:s/></text:span><text:span text:style-name="T23_4">outputs</text:span><text:span text:style-name="T23_5">:<text:s/></text:span><text:span text:style-name="T23_6">Data</text:span><text:span text:style-name="T23_7"><text:s/></text:span><text:span text:style-name="T23_8">at</text:span><text:span text:style-name="T23_9"><text:s/>0</text:span><text:span text:style-name="T23_10">x</text:span><text:span text:style-name="T23_11">200102</text:span><text:span text:style-name="T23_12">b</text:span><text:span text:style-name="T23_13">0:<text:s/>2.2</text:span></text:p>
      <text:p text:style-name="P24"><text:span text:style-name="T24_1">//<text:s/></text:span><text:span text:style-name="T24_2">Note</text:span><text:span text:style-name="T24_3"><text:s/></text:span><text:span text:style-name="T24_4">that</text:span><text:span text:style-name="T24_5"><text:s/></text:span><text:span text:style-name="T24_6">the</text:span><text:span text:style-name="T24_7"><text:s/></text:span><text:span text:style-name="T24_8">address</text:span><text:span text:style-name="T24_9"><text:s/></text:span><text:span text:style-name="T24_10">listed</text:span><text:span text:style-name="T24_11"><text:s/></text:span><text:span text:style-name="T24_12">may</text:span><text:span text:style-name="T24_13"><text:s/></text:span><text:span text:style-name="T24_14">differ</text:span></text:p>
      <text:p text:style-name="P25"/>
      <text:p text:style-name="P26"><text:span text:style-name="T26_1">Notice</text:span><text:span text:style-name="T26_2"><text:s/></text:span><text:span text:style-name="T26_3">that</text:span><text:span text:style-name="T26_4"><text:s/></text:span><text:span text:style-name="T26_5">when</text:span><text:span text:style-name="T26_6"><text:s/></text:span><text:span text:style-name="T26_7">a</text:span><text:span text:style-name="T26_8"><text:s/></text:span><text:span text:style-name="T26_9">value</text:span><text:span text:style-name="T26_10"><text:s/></text:span><text:span text:style-name="T26_11">is</text:span><text:span text:style-name="T26_12"><text:s/></text:span><text:span text:style-name="T26_13">assigned</text:span><text:span text:style-name="T26_14"><text:s/></text:span><text:span text:style-name="T26_15">to</text:span><text:span text:style-name="T26_16"><text:s/></text:span><text:span text:style-name="T26_17">fPtr</text:span><text:span text:style-name="T26_18">,<text:s/></text:span><text:span text:style-name="T26_19">the</text:span><text:span text:style-name="T26_20"><text:s/></text:span><text:span text:style-name="T26_21">pointer</text:span><text:span text:style-name="T26_22"><text:s/></text:span><text:span text:style-name="T26_23">is</text:span><text:span text:style-name="T26_24"><text:s/></text:span><text:span text:style-name="T26_25">being</text:span><text:span text:style-name="T26_26"><text:s/></text:span><text:span text:style-name="T26_27">changed</text:span><text:span text:style-name="T26_28">.<text:s/></text:span><text:span text:style-name="T26_29">When</text:span><text:span text:style-name="T26_30"><text:s/></text:span><text:span text:style-name="T26_31">a</text:span><text:span text:style-name="T26_32"><text:s/></text:span><text:span text:style-name="T26_33">value</text:span><text:span text:style-name="T26_34"><text:s/></text:span><text:span text:style-name="T26_35">is</text:span><text:span text:style-name="T26_36"><text:s/></text:span><text:span text:style-name="T26_37">assigned</text:span><text:span text:style-name="T26_38"><text:s/></text:span><text:span text:style-name="T26_39">to</text:span><text:span text:style-name="T26_40"><text:s/>*</text:span><text:span text:style-name="T26_41">fPtr</text:span><text:span text:style-name="T26_42">,<text:s/></text:span><text:span text:style-name="T26_43">the</text:span><text:span text:style-name="T26_44"><text:s/></text:span><text:span text:style-name="T26_45">floating</text:span><text:span text:style-name="T26_46">-</text:span><text:span text:style-name="T26_47">point</text:span><text:span text:style-name="T26_48"><text:s/></text:span><text:span text:style-name="T26_49">value</text:span><text:span text:style-name="T26_50"><text:s/></text:span><text:span text:style-name="T26_51">at</text:span><text:span text:style-name="T26_52"><text:s/></text:span><text:span text:style-name="T26_53">the</text:span><text:span text:style-name="T26_54"><text:s/></text:span><text:span text:style-name="T26_55">address</text:span><text:span text:style-name="T26_56"><text:s/></text:span><text:span text:style-name="T26_57">stored</text:span><text:span text:style-name="T26_58"><text:s/></text:span><text:span text:style-name="T26_59">in</text:span><text:span text:style-name="T26_60"><text:s/></text:span><text:span text:style-name="T26_61">fPtr</text:span><text:span text:style-name="T26_62"><text:s/></text:span><text:span text:style-name="T26_63">is</text:span><text:span text:style-name="T26_64"><text:s/></text:span><text:span text:style-name="T26_65">changed</text:span><text:span text:style-name="T26_66">.<text:s/>[</text:span><text:span text:style-name="T26_67">new</text:span><text:span text:style-name="T26_68">_</text:span><text:span text:style-name="T26_69">operator</text:span><text:span text:style-name="T26_70">_</text:span><text:span text:style-name="T26_71">diagram</text:span><text:span text:style-name="T26_72">_2]<text:tab/></text:span></text:p>
      <text:p text:style-name="P27"/>
      <text:p text:style-name="P28"><text:span text:style-name="T28_1">float</text:span><text:span text:style-name="T28_2"><text:s/>*</text:span><text:span text:style-name="T28_3">fPtr</text:span><text:span text:style-name="T28_4">;</text:span></text:p>
      <text:p text:style-name="P29"><text:span text:style-name="T29_1">fPtr</text:span><text:span text:style-name="T29_2"><text:s/>=<text:s/></text:span><text:span text:style-name="T29_3">new</text:span><text:span text:style-name="T29_4"><text:s/></text:span><text:span text:style-name="T29_5">float</text:span><text:span text:style-name="T29_6">;</text:span></text:p>
      <text:p text:style-name="P30"><text:span text:style-name="T30_1">*</text:span><text:span text:style-name="T30_2">fPtr</text:span><text:span text:style-name="T30_3"><text:s/>=<text:s/>2.2;<text:s/>//<text:s/></text:span><text:span text:style-name="T30_4">Goes</text:span><text:span text:style-name="T30_5"><text:s/></text:span><text:span text:style-name="T30_6">to</text:span><text:span text:style-name="T30_7"><text:s/></text:span><text:span text:style-name="T30_8">the</text:span><text:span text:style-name="T30_9"><text:s/></text:span><text:span text:style-name="T30_10">address</text:span><text:span text:style-name="T30_11"><text:s/></text:span><text:span text:style-name="T30_12">at</text:span><text:span text:style-name="T30_13"><text:s/></text:span><text:span text:style-name="T30_14">fPtr</text:span><text:span text:style-name="T30_15"><text:s/></text:span><text:span text:style-name="T30_16">and</text:span><text:span text:style-name="T30_17"><text:s/></text:span><text:span text:style-name="T30_18">stores</text:span><text:span text:style-name="T30_19"><text:s/>2.2<text:s/></text:span><text:span text:style-name="T30_20">there</text:span></text:p>
      <text:p text:style-name="P31"><text:span text:style-name="T31_1">std</text:span><text:span text:style-name="T31_2">::</text:span><text:span text:style-name="T31_3">cout</text:span><text:span text:style-name="T31_4"><text:s/>&lt;&lt;<text:s/>“</text:span><text:span text:style-name="T31_5">Data</text:span><text:span text:style-name="T31_6"><text:s/></text:span><text:span text:style-name="T31_7">at</text:span><text:span text:style-name="T31_8"><text:s/>“<text:s/>&lt;&lt;<text:s/></text:span><text:span text:style-name="T31_9">fPtr</text:span><text:span text:style-name="T31_10"><text:s/>&lt;&lt;<text:s/>“:<text:s/>“<text:s/>&lt;&lt;<text:s/>*</text:span><text:span text:style-name="T31_11">fPtr</text:span><text:span text:style-name="T31_12"><text:s/>&lt;&lt;<text:s/></text:span><text:span text:style-name="T31_13">std</text:span><text:span text:style-name="T31_14">::</text:span><text:span text:style-name="T31_15">endl</text:span><text:span text:style-name="T31_16">;</text:span></text:p>
      <text:p text:style-name="P32"><text:span text:style-name="T32_1">fPtr</text:span><text:span text:style-name="T32_2"><text:s/>=<text:s/></text:span><text:span text:style-name="T32_3">new</text:span><text:span text:style-name="T32_4"><text:s/></text:span><text:span text:style-name="T32_5">float</text:span><text:span text:style-name="T32_6">;<text:s/>//<text:s/>(4)<text:s/></text:span><text:span text:style-name="T32_7">fPtr</text:span><text:span text:style-name="T32_8"><text:s/></text:span><text:span text:style-name="T32_9">now</text:span><text:span text:style-name="T32_10"><text:s/></text:span><text:span text:style-name="T32_11">holds</text:span><text:span text:style-name="T32_12"><text:s/></text:span><text:span text:style-name="T32_13">the</text:span><text:span text:style-name="T32_14"><text:s/></text:span><text:span text:style-name="T32_15">address</text:span><text:span text:style-name="T32_16"><text:s/></text:span><text:span text:style-name="T32_17">of</text:span><text:span text:style-name="T32_18"><text:s/></text:span><text:span text:style-name="T32_19">a</text:span><text:span text:style-name="T32_20"><text:s/></text:span><text:span text:style-name="T32_21">new</text:span><text:span text:style-name="T32_22"><text:s/></text:span><text:span text:style-name="T32_23">float</text:span><text:span text:style-name="T32_24"><text:s/></text:span><text:span text:style-name="T32_25">object</text:span></text:p>
      <text:p text:style-name="P33"><text:span text:style-name="T33_1">*</text:span><text:span text:style-name="T33_2">fPtr</text:span><text:span text:style-name="T33_3"><text:s/>=<text:s/>3.3;<text:s/>//<text:s/>(5)</text:span></text:p>
      <text:p text:style-name="P34"><text:span text:style-name="T34_1">std</text:span><text:span text:style-name="T34_2">::</text:span><text:span text:style-name="T34_3">cout</text:span><text:span text:style-name="T34_4"><text:s/>&lt;&lt;<text:s/>“</text:span><text:span text:style-name="T34_5">Data</text:span><text:span text:style-name="T34_6"><text:s/></text:span><text:span text:style-name="T34_7">now</text:span><text:span text:style-name="T34_8"><text:s/></text:span><text:span text:style-name="T34_9">at</text:span><text:span text:style-name="T34_10"><text:s/>“<text:s/>&lt;&lt;<text:s/></text:span><text:span text:style-name="T34_11">fPtr</text:span><text:span text:style-name="T34_12"><text:s/>&lt;&lt;<text:s/>“:<text:s/>“<text:s/>&lt;&lt;<text:s/>*</text:span><text:span text:style-name="T34_13">fPtr</text:span><text:span text:style-name="T34_14"><text:s/>&lt;&lt;<text:s/></text:span><text:span text:style-name="T34_15">std</text:span><text:span text:style-name="T34_16">::</text:span><text:span text:style-name="T34_17">endl</text:span><text:span text:style-name="T34_18">;</text:span></text:p>
      <text:p text:style-name="P35"><text:span text:style-name="T35_1">//<text:s/></text:span><text:span text:style-name="T35_2">This</text:span><text:span text:style-name="T35_3"><text:s/></text:span><text:span text:style-name="T35_4">outputs</text:span><text:span text:style-name="T35_5">:<text:s/></text:span></text:p>
      <text:p text:style-name="P36"><text:span text:style-name="T36_1">//<text:s/></text:span><text:span text:style-name="T36_2">Data</text:span><text:span text:style-name="T36_3"><text:s/></text:span><text:span text:style-name="T36_4">at</text:span><text:span text:style-name="T36_5"><text:s/>0</text:span><text:span text:style-name="T36_6">x</text:span><text:span text:style-name="T36_7">200102</text:span><text:span text:style-name="T36_8">b</text:span><text:span text:style-name="T36_9">0:<text:s/>2.2</text:span></text:p>
      <text:p text:style-name="P37"><text:span text:style-name="T37_1">//<text:s/></text:span><text:span text:style-name="T37_2">Data</text:span><text:span text:style-name="T37_3"><text:s/></text:span><text:span text:style-name="T37_4">now</text:span><text:span text:style-name="T37_5"><text:s/></text:span><text:span text:style-name="T37_6">at</text:span><text:span text:style-name="T37_7"><text:s/>0</text:span><text:span text:style-name="T37_8">x</text:span><text:span text:style-name="T37_9">200483</text:span><text:span text:style-name="T37_10">c</text:span><text:span text:style-name="T37_11">0:<text:s/>3.3</text:span></text:p>
      <text:p text:style-name="P38"/>
      <text:p text:style-name="P39"><text:span text:style-name="T39_1">In</text:span><text:span text:style-name="T39_2"><text:s/></text:span><text:span text:style-name="T39_3">this</text:span><text:span text:style-name="T39_4"><text:s/></text:span><text:span text:style-name="T39_5">example</text:span><text:span text:style-name="T39_6">,<text:s/></text:span><text:span text:style-name="T39_7">the</text:span><text:span text:style-name="T39_8"><text:s/></text:span><text:span text:style-name="T39_9">float</text:span><text:span text:style-name="T39_10"><text:s/></text:span><text:span text:style-name="T39_11">containing</text:span><text:span text:style-name="T39_12"><text:s/></text:span><text:span text:style-name="T39_13">the</text:span><text:span text:style-name="T39_14"><text:s/></text:span><text:span text:style-name="T39_15">value</text:span><text:span text:style-name="T39_16"><text:s/>2.2<text:s/></text:span><text:span text:style-name="T39_17">still</text:span><text:span text:style-name="T39_18"><text:s/></text:span><text:span text:style-name="T39_19">resides</text:span><text:span text:style-name="T39_20"><text:s/></text:span><text:span text:style-name="T39_21">in</text:span><text:span text:style-name="T39_22"><text:s/></text:span><text:span text:style-name="T39_23">memory</text:span><text:span text:style-name="T39_24">,<text:s/></text:span><text:span text:style-name="T39_25">but</text:span><text:span text:style-name="T39_26"><text:s/></text:span><text:span text:style-name="T39_27">is</text:span><text:span text:style-name="T39_28"><text:s/></text:span><text:span text:style-name="T39_29">no</text:span><text:span text:style-name="T39_30"><text:s/></text:span><text:span text:style-name="T39_31">longer</text:span><text:span text:style-name="T39_32"><text:s/></text:span><text:span text:style-name="T39_33">reachable</text:span><text:span text:style-name="T39_34">.<text:s/></text:span><text:span text:style-name="T39_35">This</text:span><text:span text:style-name="T39_36"><text:s/></text:span><text:span text:style-name="T39_37">condition</text:span><text:span text:style-name="T39_38"><text:s/></text:span><text:span text:style-name="T39_39">is</text:span><text:span text:style-name="T39_40"><text:s/></text:span><text:span text:style-name="T39_41">called</text:span><text:span text:style-name="T39_42"><text:s/></text:span><text:span text:style-name="T39_43">a</text:span><text:span text:style-name="T39_44"><text:s/></text:span><text:span text:style-name="T39_45">memory</text:span><text:span text:style-name="T39_46"><text:s/></text:span><text:span text:style-name="T39_47">leak</text:span><text:span text:style-name="T39_48">,<text:s/></text:span><text:span text:style-name="T39_49">and</text:span><text:span text:style-name="T39_50"><text:s/></text:span><text:span text:style-name="T39_51">results</text:span><text:span text:style-name="T39_52"><text:s/></text:span><text:span text:style-name="T39_53">in</text:span><text:span text:style-name="T39_54"><text:s/></text:span><text:span text:style-name="T39_55">programs</text:span><text:span text:style-name="T39_56"><text:s/></text:span><text:span text:style-name="T39_57">that</text:span><text:span text:style-name="T39_58"><text:s/></text:span><text:span text:style-name="T39_59">consume</text:span><text:span text:style-name="T39_60"><text:s/></text:span><text:span text:style-name="T39_61">more</text:span><text:span text:style-name="T39_62"><text:s/></text:span><text:span text:style-name="T39_63">memory</text:span><text:span text:style-name="T39_64"><text:s/></text:span><text:span text:style-name="T39_65">than</text:span><text:span text:style-name="T39_66"><text:s/></text:span><text:span text:style-name="T39_67">they</text:span><text:span text:style-name="T39_68"><text:s/></text:span><text:span text:style-name="T39_69">require</text:span><text:span text:style-name="T39_70">.<text:s/></text:span><text:span text:style-name="T39_71">In</text:span><text:span text:style-name="T39_72"><text:s/></text:span><text:span text:style-name="T39_73">order</text:span><text:span text:style-name="T39_74"><text:s/></text:span><text:span text:style-name="T39_75">to</text:span><text:span text:style-name="T39_76"><text:s/></text:span><text:span text:style-name="T39_77">free</text:span><text:span text:style-name="T39_78"><text:s/></text:span><text:span text:style-name="T39_79">up</text:span><text:span text:style-name="T39_80"><text:s/></text:span><text:span text:style-name="T39_81">the</text:span><text:span text:style-name="T39_82"><text:s/></text:span><text:span text:style-name="T39_83">memory</text:span><text:span text:style-name="T39_84">,<text:s/></text:span><text:span text:style-name="T39_85">we</text:span><text:span text:style-name="T39_86"><text:s/></text:span><text:span text:style-name="T39_87">use</text:span><text:span text:style-name="T39_88"><text:s/></text:span><text:span text:style-name="T39_89">the</text:span><text:span text:style-name="T39_90"><text:s/></text:span><text:span text:style-name="T39_91">delete</text:span><text:span text:style-name="T39_92"><text:s/></text:span><text:span text:style-name="T39_93">operator</text:span><text:span text:style-name="T39_94">:</text:span></text:p>
      <text:p text:style-name="P40"/>
      <text:p text:style-name="P41"><text:span text:style-name="T41_1">float</text:span><text:span text:style-name="T41_2"><text:s/>*</text:span><text:span text:style-name="T41_3">fPtr</text:span><text:span text:style-name="T41_4">;</text:span></text:p>
      <text:p text:style-name="P42"><text:span text:style-name="T42_1">fPtr</text:span><text:span text:style-name="T42_2"><text:s/>=<text:s/></text:span><text:span text:style-name="T42_3">new</text:span><text:span text:style-name="T42_4"><text:s/></text:span><text:span text:style-name="T42_5">float</text:span><text:span text:style-name="T42_6">;</text:span></text:p>
      <text:p text:style-name="P43"><text:span text:style-name="T43_1">*</text:span><text:span text:style-name="T43_2">fPtr</text:span><text:span text:style-name="T43_3"><text:s/>=<text:s/>2.2;<text:s/>//<text:s/>(6)<text:s/></text:span><text:span text:style-name="T43_4">Goes</text:span><text:span text:style-name="T43_5"><text:s/></text:span><text:span text:style-name="T43_6">to</text:span><text:span text:style-name="T43_7"><text:s/></text:span><text:span text:style-name="T43_8">the</text:span><text:span text:style-name="T43_9"><text:s/></text:span><text:span text:style-name="T43_10">address</text:span><text:span text:style-name="T43_11"><text:s/></text:span><text:span text:style-name="T43_12">at</text:span><text:span text:style-name="T43_13"><text:s/></text:span><text:span text:style-name="T43_14">fPtr</text:span><text:span text:style-name="T43_15"><text:s/></text:span><text:span text:style-name="T43_16">and</text:span><text:span text:style-name="T43_17"><text:s/></text:span><text:span text:style-name="T43_18">stores</text:span><text:span text:style-name="T43_19"><text:s/>2.2<text:s/></text:span><text:span text:style-name="T43_20">there</text:span></text:p>
      <text:p text:style-name="P44"><text:span text:style-name="T44_1">std</text:span><text:span text:style-name="T44_2">::</text:span><text:span text:style-name="T44_3">cout</text:span><text:span text:style-name="T44_4"><text:s/>&lt;&lt;<text:s/>“</text:span><text:span text:style-name="T44_5">Data</text:span><text:span text:style-name="T44_6"><text:s/></text:span><text:span text:style-name="T44_7">at</text:span><text:span text:style-name="T44_8"><text:s/>“<text:s/>&lt;&lt;<text:s/></text:span><text:span text:style-name="T44_9">fPtr</text:span><text:span text:style-name="T44_10"><text:s/>&lt;&lt;<text:s/>“:<text:s/>“<text:s/>&lt;&lt;<text:s/>*</text:span><text:span text:style-name="T44_11">fPtr</text:span><text:span text:style-name="T44_12"><text:s/>&lt;&lt;<text:s/></text:span><text:span text:style-name="T44_13">std</text:span><text:span text:style-name="T44_14">::</text:span><text:span text:style-name="T44_15">endl</text:span><text:span text:style-name="T44_16">;</text:span></text:p>
      <text:p text:style-name="P45"><text:span text:style-name="T45_1">delete</text:span><text:span text:style-name="T45_2"><text:s/></text:span><text:span text:style-name="T45_3">fPtr</text:span><text:span text:style-name="T45_4">;<text:s/>//<text:s/>(7)<text:s/></text:span><text:span text:style-name="T45_5">Frees</text:span><text:span text:style-name="T45_6"><text:s/></text:span><text:span text:style-name="T45_7">up</text:span><text:span text:style-name="T45_8"><text:s/></text:span><text:span text:style-name="T45_9">the</text:span><text:span text:style-name="T45_10"><text:s/></text:span><text:span text:style-name="T45_11">dynamically</text:span><text:span text:style-name="T45_12">-</text:span><text:span text:style-name="T45_13">allocated</text:span><text:span text:style-name="T45_14"><text:s/></text:span><text:span text:style-name="T45_15">memory</text:span><text:span text:style-name="T45_16"><text:s/></text:span></text:p>
      <text:p text:style-name="P46"><text:span text:style-name="T46_1">//<text:s/></text:span><text:span text:style-name="T46_2">at</text:span><text:span text:style-name="T46_3"><text:s/></text:span><text:span text:style-name="T46_4">the</text:span><text:span text:style-name="T46_5"><text:s/></text:span><text:span text:style-name="T46_6">address</text:span><text:span text:style-name="T46_7"><text:s/></text:span><text:span text:style-name="T46_8">stored</text:span><text:span text:style-name="T46_9"><text:s/></text:span><text:span text:style-name="T46_10">in</text:span><text:span text:style-name="T46_11"><text:s/></text:span><text:span text:style-name="T46_12">fPtr</text:span></text:p>
      <text:p text:style-name="P47"/>
      <text:p text:style-name="P48"><text:span text:style-name="T48_1">At</text:span><text:span text:style-name="T48_2"><text:s/></text:span><text:span text:style-name="T48_3">this</text:span><text:span text:style-name="T48_4"><text:s/></text:span><text:span text:style-name="T48_5">point</text:span><text:span text:style-name="T48_6"><text:s/></text:span><text:span text:style-name="T48_7">in</text:span><text:span text:style-name="T48_8"><text:s/></text:span><text:span text:style-name="T48_9">the</text:span><text:span text:style-name="T48_10"><text:s/></text:span><text:span text:style-name="T48_11">code</text:span><text:span text:style-name="T48_12">,<text:s/></text:span><text:span text:style-name="T48_13">fPtr</text:span><text:span text:style-name="T48_14"><text:s/></text:span><text:span text:style-name="T48_15">can</text:span><text:span text:style-name="T48_16"><text:s/></text:span><text:span text:style-name="T48_17">be</text:span><text:span text:style-name="T48_18"><text:s/></text:span><text:span text:style-name="T48_19">referred</text:span><text:span text:style-name="T48_20"><text:s/></text:span><text:span text:style-name="T48_21">to</text:span><text:span text:style-name="T48_22"><text:s/></text:span><text:span text:style-name="T48_23">as</text:span><text:span text:style-name="T48_24"><text:s/></text:span><text:span text:style-name="T48_25">a</text:span><text:span text:style-name="T48_26"><text:s/></text:span><text:span text:style-name="T48_27">dangling</text:span><text:span text:style-name="T48_28"><text:s/></text:span><text:span text:style-name="T48_29">pointer</text:span><text:span text:style-name="T48_30">,<text:s/></text:span><text:span text:style-name="T48_31">since</text:span><text:span text:style-name="T48_32"><text:s/></text:span><text:span text:style-name="T48_33">the</text:span><text:span text:style-name="T48_34"><text:s/></text:span><text:span text:style-name="T48_35">memory</text:span><text:span text:style-name="T48_36"><text:s/></text:span><text:span text:style-name="T48_37">location</text:span><text:span text:style-name="T48_38"><text:s/></text:span><text:span text:style-name="T48_39">it</text:span><text:span text:style-name="T48_40"><text:s/></text:span><text:span text:style-name="T48_41">refers</text:span><text:span text:style-name="T48_42"><text:s/></text:span><text:span text:style-name="T48_43">to</text:span><text:span text:style-name="T48_44"><text:s/></text:span><text:span text:style-name="T48_45">is</text:span><text:span text:style-name="T48_46"><text:s/></text:span><text:span text:style-name="T48_47">no</text:span><text:span text:style-name="T48_48"><text:s/></text:span><text:span text:style-name="T48_49">longer</text:span><text:span text:style-name="T48_50"><text:s/></text:span><text:span text:style-name="T48_51">valid</text:span><text:span text:style-name="T48_52">.<text:s/>[</text:span><text:span text:style-name="T48_53">new</text:span><text:span text:style-name="T48_54">_</text:span><text:span text:style-name="T48_55">operator</text:span><text:span text:style-name="T48_56">_</text:span><text:span text:style-name="T48_57">diagram</text:span><text:span text:style-name="T48_58">_3]</text:span></text:p>
      <text:p text:style-name="P49"/>
      <text:p text:style-name="P50"><text:span text:style-name="T50_1">Array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dynamically</text:span><text:span text:style-name="T50_8"><text:s/></text:span><text:span text:style-name="T50_9">allocated</text:span><text:span text:style-name="T50_10">,<text:s/></text:span><text:span text:style-name="T50_11">too</text:span><text:span text:style-name="T50_12">:</text:span></text:p>
      <text:p text:style-name="P51"/>
      <text:p text:style-name="P52"><text:span text:style-name="T52_1">float</text:span><text:span text:style-name="T52_2"><text:s/>*</text:span><text:span text:style-name="T52_3">fPtr</text:span><text:span text:style-name="T52_4"><text:s/>=<text:s/></text:span><text:span text:style-name="T52_5">new</text:span><text:span text:style-name="T52_6"><text:s/></text:span><text:span text:style-name="T52_7">float</text:span><text:span text:style-name="T52_8">[10];<text:s/>//<text:s/></text:span><text:span text:style-name="T52_9">Allocate</text:span><text:span text:style-name="T52_10"><text:s/></text:span><text:span text:style-name="T52_11">an</text:span><text:span text:style-name="T52_12"><text:s/></text:span><text:span text:style-name="T52_13">array</text:span><text:span text:style-name="T52_14"><text:s/></text:span><text:span text:style-name="T52_15">of</text:span><text:span text:style-name="T52_16"><text:s/></text:span><text:span text:style-name="T52_17">ten</text:span><text:span text:style-name="T52_18"><text:s/></text:span><text:span text:style-name="T52_19">floats</text:span><text:span text:style-name="T52_20"><text:s/></text:span><text:span text:style-name="T52_21">and</text:span><text:span text:style-name="T52_22"><text:s/></text:span><text:span text:style-name="T52_23">store</text:span><text:span text:style-name="T52_24"><text:s/></text:span><text:span text:style-name="T52_25">their</text:span><text:span text:style-name="T52_26"><text:s/></text:span><text:span text:style-name="T52_27">location</text:span><text:span text:style-name="T52_28"><text:s/></text:span><text:span text:style-name="T52_29">in</text:span><text:span text:style-name="T52_30"><text:s/></text:span><text:span text:style-name="T52_31">fPtr</text:span></text:p>
      <text:p text:style-name="P53"/>
      <text:p text:style-name="P54"><text:span text:style-name="T54_1">Arrays</text:span><text:span text:style-name="T54_2"><text:s/></text:span><text:span text:style-name="T54_3">must</text:span><text:span text:style-name="T54_4"><text:s/></text:span><text:span text:style-name="T54_5">be</text:span><text:span text:style-name="T54_6"><text:s/></text:span><text:span text:style-name="T54_7">deleted</text:span><text:span text:style-name="T54_8"><text:s/></text:span><text:span text:style-name="T54_9">in</text:span><text:span text:style-name="T54_10"><text:s/></text:span><text:span text:style-name="T54_11">a</text:span><text:span text:style-name="T54_12"><text:s/></text:span><text:span text:style-name="T54_13">similar</text:span><text:span text:style-name="T54_14"><text:s/></text:span><text:span text:style-name="T54_15">fashion</text:span><text:span text:style-name="T54_16">,<text:s/></text:span><text:span text:style-name="T54_17">but</text:span><text:span text:style-name="T54_18"><text:s/></text:span><text:span text:style-name="T54_19">the</text:span><text:span text:style-name="T54_20"><text:s/></text:span><text:span text:style-name="T54_21">syntax</text:span><text:span text:style-name="T54_22"><text:s/></text:span><text:span text:style-name="T54_23">changes</text:span><text:span text:style-name="T54_24"><text:s/></text:span><text:span text:style-name="T54_25">slightly</text:span><text:span text:style-name="T54_26">:</text:span></text:p>
      <text:p text:style-name="P55"/>
      <text:p text:style-name="P56"><text:span text:style-name="T56_1">delete</text:span><text:span text:style-name="T56_2"><text:s/>[]<text:s/></text:span><text:span text:style-name="T56_3">fPtr</text:span><text:span text:style-name="T56_4">;<text:s/>//<text:s/></text:span><text:span text:style-name="T56_5">Free</text:span><text:span text:style-name="T56_6"><text:s/></text:span><text:span text:style-name="T56_7">up</text:span><text:span text:style-name="T56_8"><text:s/></text:span><text:span text:style-name="T56_9">the</text:span><text:span text:style-name="T56_10"><text:s/></text:span><text:span text:style-name="T56_11">entire</text:span><text:span text:style-name="T56_12"><text:s/></text:span><text:span text:style-name="T56_13">array</text:span></text:p>
      <text:p text:style-name="P57"/>
      <text:p text:style-name="P58"><text:span text:style-name="T58_1">References</text:span></text:p>
      <text:p text:style-name="P59"/>
      <text:p text:style-name="P60"><text:span text:style-name="T60_1">http</text:span><text:span text:style-name="T60_2">://</text:span><text:span text:style-name="T60_3">www</text:span><text:span text:style-name="T60_4">.</text:span><text:span text:style-name="T60_5">cplusplus</text:span><text:span text:style-name="T60_6">.</text:span><text:span text:style-name="T60_7">com</text:span><text:span text:style-name="T60_8">/</text:span><text:span text:style-name="T60_9">doc</text:span><text:span text:style-name="T60_10">/</text:span><text:span text:style-name="T60_11">tutorial</text:span><text:span text:style-name="T60_12">/</text:span><text:span text:style-name="T60_13">dynamic</text:span><text:span text:style-name="T60_14">/</text:span></text:p>
      <text:p text:style-name="P61"/>
      <text:p text:style-name="P62"/>
      <text:p text:style-name="P63"><text:span text:style-name="T63_1">Created</text:span><text:span text:style-name="T63_2"><text:s/></text:span><text:span text:style-name="T63_3">by</text:span><text:span text:style-name="T63_4"><text:s/></text:span><text:span text:style-name="T63_5">Prof</text:span><text:span text:style-name="T63_6">.<text:s/></text:span><text:span text:style-name="T63_7">Hansen</text:span><text:span text:style-name="T63_8"><text:s/></text:span><text:span text:style-name="T63_9">at</text:span><text:span text:style-name="T63_10"><text:s/>11:20</text:span><text:span text:style-name="T63_11">AM</text:span><text:span text:style-name="T63_12"><text:s/></text:span><text:span text:style-name="T63_13">Su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